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ures To be implemented</text:p>
      <text:p text:style-name="Standard">skip list</text:p>
      <text:p text:style-name="Standard">binary search tree</text:p>
      <text:p text:style-name="Standard">red black tree</text:p>
      <text:p text:style-name="Standard">avl tree</text:p>
      <text:p text:style-name="Standard">hash table</text:p>
      <text:p text:style-name="Standard">hea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1T10:33:57.55</meta:creation-date>
    <meta:document-statistic meta:table-count="0" meta:image-count="0" meta:object-count="0" meta:page-count="1" meta:paragraph-count="7" meta:word-count="17" meta:character-count="92"/>
    <dc:date>2016-08-21T10:35:29.49</dc:date>
    <meta:editing-duration>PT1M32S</meta:editing-duration>
    <meta:editing-cycles>1</meta:editing-cycles>
    <meta:generator>OpenOffice/4.1.2$Win32 OpenOffice.org_project/412m3$Build-9782</meta:generator>
  </office:meta>
</office:document-meta>
</file>